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28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3.0472in"/>
    </style:style>
    <style:style style:name="co5" style:family="table-column">
      <style:table-column-properties fo:break-before="auto" style:column-width="2.1134in"/>
    </style:style>
    <style:style style:name="co6" style:family="table-column">
      <style:table-column-properties fo:break-before="auto" style:column-width="1.961in"/>
    </style:style>
    <style:style style:name="co7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dna.100MB_bwt_100.out</text:p>
          </table:table-cell>
          <table:table-cell table:formula="of:=[.B2]/[.A2]" office:value-type="float" office:value="1.04000009536743" calcext:value-type="float">
            <text:p>1.040000095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dna.100MB_bwt_1000.out</text:p>
          </table:table-cell>
          <table:table-cell table:formula="of:=[.B3]/[.A3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dna.100MB_bwt_10000.out</text:p>
          </table:table-cell>
          <table:table-cell table:formula="of:=[.B4]/[.A4]" office:value-type="float" office:value="1.00040010452271" calcext:value-type="float">
            <text:p>1.000400104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8947829" calcext:value-type="float">
            <text:p>28947829</text:p>
          </table:table-cell>
          <table:table-cell office:value-type="string" calcext:value-type="string">
            <text:p>dna.100MB_bwt_10000_huff.out</text:p>
          </table:table-cell>
          <table:table-cell table:formula="of:=[.B5]/[.A5]" office:value-type="float" office:value="0.2760680103302" calcext:value-type="float">
            <text:p>0.2760680103</text:p>
          </table:table-cell>
          <table:table-cell/>
          <table:table-cell office:value-type="string" calcext:value-type="string">
            <text:p>DNA BWT RUNL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5745559" calcext:value-type="float">
            <text:p>35745559</text:p>
          </table:table-cell>
          <table:table-cell office:value-type="string" calcext:value-type="string">
            <text:p>dna.100MB_bwt_10000_huff_runl.out</text:p>
          </table:table-cell>
          <table:table-cell table:formula="of:=[.B6]/[.A6]" office:value-type="float" office:value="0.340896215438843" calcext:value-type="float">
            <text:p>0.3408962154</text:p>
          </table:table-cell>
          <table:table-cell/>
          <table:table-cell office:value-type="string" calcext:value-type="string">
            <text:p>DNA_50MB</text:p>
          </table:table-cell>
          <table:table-cell table:formula="of:=[Sheet1.$D$58]" office:value-type="float" office:value="1.01322143554688" calcext:value-type="float">
            <text:p>1.0132214355</text:p>
          </table:table-cell>
          <table:table-cell table:formula="of:=[$Sheet1.$D$51]" office:value-type="float" office:value="1.04732082366943" calcext:value-type="float">
            <text:p>1.0473208237</text:p>
          </table:table-cell>
          <table:table-cell table:formula="of:=[$Sheet1.$D$55]" office:value-type="float" office:value="1.03147399902344" calcext:value-type="float">
            <text:p>1.031473999</text:p>
          </table:table-cell>
          <table:table-cell table:formula="of:=[$Sheet1.$D$48]" office:value-type="float" office:value="1.03558439254761" calcext:value-type="float">
            <text:p>1.0355843925</text:p>
          </table:table-cell>
          <table:table-cell table:formula="of:=[$Sheet1.$D$45]" office:value-type="float" office:value="1.0233694267273" calcext:value-type="float">
            <text:p>1.0233694267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7336265" calcext:value-type="float">
            <text:p>107336265</text:p>
          </table:table-cell>
          <table:table-cell office:value-type="string" calcext:value-type="string">
            <text:p>dna.100MB_bwt_10000_runl.out</text:p>
          </table:table-cell>
          <table:table-cell table:formula="of:=[.B7]/[.A7]" office:value-type="float" office:value="1.02363839149475" calcext:value-type="float">
            <text:p>1.0236383915</text:p>
          </table:table-cell>
          <table:table-cell/>
          <table:table-cell office:value-type="string" calcext:value-type="string">
            <text:p>DNA_100MB</text:p>
          </table:table-cell>
          <table:table-cell table:formula="of:=[Sheet1.$D$20]" office:value-type="float" office:value="1.01284516334534" calcext:value-type="float">
            <text:p>1.0128451633</text:p>
          </table:table-cell>
          <table:table-cell table:formula="of:=[$Sheet1.$D$13]" office:value-type="float" office:value="1.05517809867859" calcext:value-type="float">
            <text:p>1.0551780987</text:p>
          </table:table-cell>
          <table:table-cell table:formula="of:=[$Sheet1.$D$17]" office:value-type="float" office:value="1.03156972885132" calcext:value-type="float">
            <text:p>1.0315697289</text:p>
          </table:table-cell>
          <table:table-cell table:formula="of:=[$Sheet1.$D$10]" office:value-type="float" office:value="1.03571576118469" calcext:value-type="float">
            <text:p>1.0357157612</text:p>
          </table:table-cell>
          <table:table-cell table:formula="of:=[$Sheet1.$D$7]" office:value-type="float" office:value="1.02363839149475" calcext:value-type="float">
            <text:p>1.023638391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9325317" calcext:value-type="float">
            <text:p>29325317</text:p>
          </table:table-cell>
          <table:table-cell office:value-type="string" calcext:value-type="string">
            <text:p>dna.100MB_bwt_1000_huff.out</text:p>
          </table:table-cell>
          <table:table-cell table:formula="of:=[.B8]/[.A8]" office:value-type="float" office:value="0.279668016433716" calcext:value-type="float">
            <text:p>0.2796680164</text:p>
          </table:table-cell>
          <table:table-cell/>
          <table:table-cell office:value-type="string" calcext:value-type="string">
            <text:p>DNA_200MB</text:p>
          </table:table-cell>
          <table:table-cell table:formula="of:=[Sheet1.$D$39]" office:value-type="float" office:value="1.02092607975006" calcext:value-type="float">
            <text:p>1.0209260798</text:p>
          </table:table-cell>
          <table:table-cell table:formula="of:=[$Sheet1.$D$32]" office:value-type="float" office:value="1.05495466709137" calcext:value-type="float">
            <text:p>1.0549546671</text:p>
          </table:table-cell>
          <table:table-cell table:formula="of:=[$Sheet1.$D$36]" office:value-type="float" office:value="1.03145639896393" calcext:value-type="float">
            <text:p>1.031456399</text:p>
          </table:table-cell>
          <table:table-cell table:formula="of:=[$Sheet1.$D$29]" office:value-type="float" office:value="1.03561986446381" calcext:value-type="float">
            <text:p>1.0356198645</text:p>
          </table:table-cell>
          <table:table-cell table:formula="of:=[$Sheet1.$D$26]" office:value-type="float" office:value="1.02361227989197" calcext:value-type="float">
            <text:p>1.0236122799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039754" calcext:value-type="float">
            <text:p>36039754</text:p>
          </table:table-cell>
          <table:table-cell office:value-type="string" calcext:value-type="string">
            <text:p>dna.100MB_bwt_1000_huff_runl.out</text:p>
          </table:table-cell>
          <table:table-cell table:formula="of:=[.B9]/[.A9]" office:value-type="float" office:value="0.343701877593994" calcext:value-type="float">
            <text:p>0.343701877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8602669" calcext:value-type="float">
            <text:p>108602669</text:p>
          </table:table-cell>
          <table:table-cell office:value-type="string" calcext:value-type="string">
            <text:p>dna.100MB_bwt_1000_runl.out</text:p>
          </table:table-cell>
          <table:table-cell table:formula="of:=[.B10]/[.A10]" office:value-type="float" office:value="1.03571576118469" calcext:value-type="float">
            <text:p>1.0357157612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3100189" calcext:value-type="float">
            <text:p>33100189</text:p>
          </table:table-cell>
          <table:table-cell office:value-type="string" calcext:value-type="string">
            <text:p>dna.100MB_bwt_100_huff.out</text:p>
          </table:table-cell>
          <table:table-cell table:formula="of:=[.B11]/[.A11]" office:value-type="float" office:value="0.315668001174927" calcext:value-type="float">
            <text:p>0.3156680012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9890635" calcext:value-type="float">
            <text:p>39890635</text:p>
          </table:table-cell>
          <table:table-cell office:value-type="string" calcext:value-type="string">
            <text:p>dna.100MB_bwt_100_huff_runl.out</text:p>
          </table:table-cell>
          <table:table-cell table:formula="of:=[.B12]/[.A12]" office:value-type="float" office:value="0.380426740646362" calcext:value-type="float">
            <text:p>0.3804267406</text:p>
          </table:table-cell>
          <table:table-cell/>
          <table:table-cell office:value-type="string" calcext:value-type="string">
            <text:p>DNA HUFF 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Run Length + Huffman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10643443" calcext:value-type="float">
            <text:p>110643443</text:p>
          </table:table-cell>
          <table:table-cell office:value-type="string" calcext:value-type="string">
            <text:p>dna.100MB_bwt_100_runl.out</text:p>
          </table:table-cell>
          <table:table-cell table:formula="of:=[.B13]/[.A13]" office:value-type="float" office:value="1.05517809867859" calcext:value-type="float">
            <text:p>1.0551780987</text:p>
          </table:table-cell>
          <table:table-cell/>
          <table:table-cell office:value-type="string" calcext:value-type="string">
            <text:p>DNA_50MB</text:p>
          </table:table-cell>
          <table:table-cell table:formula="of:=[$Sheet1.$D$56]" office:value-type="float" office:value="0.276257476806641" calcext:value-type="float">
            <text:p>0.2762574768</text:p>
          </table:table-cell>
          <table:table-cell table:formula="of:=[$Sheet1.$D$57]" office:value-type="float" office:value="0.344850025177002" calcext:value-type="float">
            <text:p>0.3448500252</text:p>
          </table:table-cell>
          <table:table-cell table:formula="of:=[$Sheet1.$D$58]" office:value-type="float" office:value="1.01322143554688" calcext:value-type="float">
            <text:p>1.0132214355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dna.100MB_bwt_500.out</text:p>
          </table:table-cell>
          <table:table-cell table:formula="of:=[.B14]/[.A14]" office:value-type="float" office:value="1.00800012588501" calcext:value-type="float">
            <text:p>1.0080001259</text:p>
          </table:table-cell>
          <table:table-cell/>
          <table:table-cell office:value-type="string" calcext:value-type="string">
            <text:p>DNA_100MB</text:p>
          </table:table-cell>
          <table:table-cell table:formula="of:=[$Sheet1.$D$18]" office:value-type="float" office:value="0.275667915344238" calcext:value-type="float">
            <text:p>0.2756679153</text:p>
          </table:table-cell>
          <table:table-cell table:formula="of:=[$Sheet1.$D$19]" office:value-type="float" office:value="0.344761590957642" calcext:value-type="float">
            <text:p>0.344761591</text:p>
          </table:table-cell>
          <table:table-cell table:formula="of:=[$Sheet1.$D$20]" office:value-type="float" office:value="1.01284516334534" calcext:value-type="float">
            <text:p>1.0128451633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9744749" calcext:value-type="float">
            <text:p>29744749</text:p>
          </table:table-cell>
          <table:table-cell office:value-type="string" calcext:value-type="string">
            <text:p>dna.100MB_bwt_500_huff.out</text:p>
          </table:table-cell>
          <table:table-cell table:formula="of:=[.B15]/[.A15]" office:value-type="float" office:value="0.283668031692505" calcext:value-type="float">
            <text:p>0.2836680317</text:p>
          </table:table-cell>
          <table:table-cell/>
          <table:table-cell office:value-type="string" calcext:value-type="string">
            <text:p>DNA_200MB</text:p>
          </table:table-cell>
          <table:table-cell table:formula="of:=[$Sheet1.$D$37]" office:value-type="float" office:value="0.275330958366394" calcext:value-type="float">
            <text:p>0.2753309584</text:p>
          </table:table-cell>
          <table:table-cell table:formula="of:=[$Sheet1.$D$38]" office:value-type="float" office:value="0.344643321037292" calcext:value-type="float">
            <text:p>0.344643321</text:p>
          </table:table-cell>
          <table:table-cell table:formula="of:=[$Sheet1.$D$39]" office:value-type="float" office:value="1.02092607975006" calcext:value-type="float">
            <text:p>1.0209260798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473771" calcext:value-type="float">
            <text:p>36473771</text:p>
          </table:table-cell>
          <table:table-cell office:value-type="string" calcext:value-type="string">
            <text:p>dna.100MB_bwt_500_huff_runl.out</text:p>
          </table:table-cell>
          <table:table-cell table:formula="of:=[.B16]/[.A16]" office:value-type="float" office:value="0.347840986251831" calcext:value-type="float">
            <text:p>0.347840986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8167926" calcext:value-type="float">
            <text:p>108167926</text:p>
          </table:table-cell>
          <table:table-cell office:value-type="string" calcext:value-type="string">
            <text:p>dna.100MB_bwt_500_runl.out</text:p>
          </table:table-cell>
          <table:table-cell table:formula="of:=[.B17]/[.A17]" office:value-type="float" office:value="1.03156972885132" calcext:value-type="float">
            <text:p>1.031569728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8905876" calcext:value-type="float">
            <text:p>28905876</text:p>
          </table:table-cell>
          <table:table-cell office:value-type="string" calcext:value-type="string">
            <text:p>dna.100MB_huff.out</text:p>
          </table:table-cell>
          <table:table-cell table:formula="of:=[.B18]/[.A18]" office:value-type="float" office:value="0.275667915344238" calcext:value-type="float">
            <text:p>0.275667915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150873" calcext:value-type="float">
            <text:p>36150873</text:p>
          </table:table-cell>
          <table:table-cell office:value-type="string" calcext:value-type="string">
            <text:p>dna.100MB_huff_runl.out</text:p>
          </table:table-cell>
          <table:table-cell table:formula="of:=[.B19]/[.A19]" office:value-type="float" office:value="0.344761590957642" calcext:value-type="float">
            <text:p>0.344761591</text:p>
          </table:table-cell>
          <table:table-cell/>
          <table:table-cell office:value-type="string" calcext:value-type="string">
            <text:p>DNA BWT HUFF RUNL </text:p>
          </table:table-cell>
          <table:table-cell table:number-columns-repeated="5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6204513" calcext:value-type="float">
            <text:p>106204513</text:p>
          </table:table-cell>
          <table:table-cell office:value-type="string" calcext:value-type="string">
            <text:p>dna.100MB_runl.out</text:p>
          </table:table-cell>
          <table:table-cell table:formula="of:=[.B20]/[.A20]" office:value-type="float" office:value="1.01284516334534" calcext:value-type="float">
            <text:p>1.0128451633</text:p>
          </table:table-cell>
          <table:table-cell table:number-columns-repeated="2"/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dna.200MB_bwt_100.out</text:p>
          </table:table-cell>
          <table:table-cell table:formula="of:=[.B21]/[.A21]" office:value-type="float" office:value="1.04000004768372" calcext:value-type="float">
            <text:p>1.0400000477</text:p>
          </table:table-cell>
          <table:table-cell/>
          <table:table-cell office:value-type="string" calcext:value-type="string">
            <text:p>DNA_50MB</text:p>
          </table:table-cell>
          <table:table-cell table:formula="of:=[$Sheet1.$D$57]" office:value-type="float" office:value="0.344850025177002" calcext:value-type="float">
            <text:p>0.3448500252</text:p>
          </table:table-cell>
          <table:table-cell table:formula="of:=[$Sheet1.$D$50]" office:value-type="float" office:value="0.38095796585083" calcext:value-type="float">
            <text:p>0.3809579659</text:p>
          </table:table-cell>
          <table:table-cell table:formula="of:=[$Sheet1.$D$54]" office:value-type="float" office:value="0.348373565673828" calcext:value-type="float">
            <text:p>0.3483735657</text:p>
          </table:table-cell>
          <table:table-cell table:formula="of:=[$Sheet1.$D$47]" office:value-type="float" office:value="0.344263191223144" calcext:value-type="float">
            <text:p>0.3442631912</text:p>
          </table:table-cell>
          <table:table-cell table:formula="of:=[$Sheet1.$D$44]" office:value-type="float" office:value="0.341582660675049" calcext:value-type="float">
            <text:p>0.3415826607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dna.200MB_bwt_1000.out</text:p>
          </table:table-cell>
          <table:table-cell table:formula="of:=[.B22]/[.A22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DNA_100MB</text:p>
          </table:table-cell>
          <table:table-cell table:formula="of:=[$Sheet1.$D$19]" office:value-type="float" office:value="0.344761590957642" calcext:value-type="float">
            <text:p>0.344761591</text:p>
          </table:table-cell>
          <table:table-cell table:formula="of:=[$Sheet1.$D$12]" office:value-type="float" office:value="0.380426740646362" calcext:value-type="float">
            <text:p>0.3804267406</text:p>
          </table:table-cell>
          <table:table-cell table:formula="of:=[$Sheet1.$D$16]" office:value-type="float" office:value="0.347840986251831" calcext:value-type="float">
            <text:p>0.3478409863</text:p>
          </table:table-cell>
          <table:table-cell table:formula="of:=[$Sheet1.$D$9]" office:value-type="float" office:value="0.343701877593994" calcext:value-type="float">
            <text:p>0.3437018776</text:p>
          </table:table-cell>
          <table:table-cell table:formula="of:=[$Sheet1.$D$6]" office:value-type="float" office:value="0.340896215438843" calcext:value-type="float">
            <text:p>0.340896215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dna.200MB_bwt_10000.out</text:p>
          </table:table-cell>
          <table:table-cell table:formula="of:=[.B23]/[.A23]" office:value-type="float" office:value="1.00040005683899" calcext:value-type="float">
            <text:p>1.0004000568</text:p>
          </table:table-cell>
          <table:table-cell/>
          <table:table-cell office:value-type="string" calcext:value-type="string">
            <text:p>DNA_200MB</text:p>
          </table:table-cell>
          <table:table-cell table:formula="of:=[$Sheet1.$D$38]" office:value-type="float" office:value="0.344643321037292" calcext:value-type="float">
            <text:p>0.344643321</text:p>
          </table:table-cell>
          <table:table-cell table:formula="of:=[$Sheet1.$D$31]" office:value-type="float" office:value="0.38023012638092" calcext:value-type="float">
            <text:p>0.3802301264</text:p>
          </table:table-cell>
          <table:table-cell table:formula="of:=[$Sheet1.$D$35]" office:value-type="float" office:value="0.347722840309143" calcext:value-type="float">
            <text:p>0.3477228403</text:p>
          </table:table-cell>
          <table:table-cell table:formula="of:=[$Sheet1.$D$28]" office:value-type="float" office:value="0.343556718826294" calcext:value-type="float">
            <text:p>0.3435567188</text:p>
          </table:table-cell>
          <table:table-cell table:formula="of:=[$Sheet1.$D$25]" office:value-type="float" office:value="0.34077675819397" calcext:value-type="float">
            <text:p>0.3407767582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7824984" calcext:value-type="float">
            <text:p>57824984</text:p>
          </table:table-cell>
          <table:table-cell office:value-type="string" calcext:value-type="string">
            <text:p>dna.200MB_bwt_10000_huff.out</text:p>
          </table:table-cell>
          <table:table-cell table:formula="of:=[.B24]/[.A24]" office:value-type="float" office:value="0.275731010437012" calcext:value-type="float">
            <text:p>0.2757310104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1466066" calcext:value-type="float">
            <text:p>71466066</text:p>
          </table:table-cell>
          <table:table-cell office:value-type="string" calcext:value-type="string">
            <text:p>dna.200MB_bwt_10000_huff_runl.out</text:p>
          </table:table-cell>
          <table:table-cell table:formula="of:=[.B25]/[.A25]" office:value-type="float" office:value="0.34077675819397" calcext:value-type="float">
            <text:p>0.3407767582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4667054" calcext:value-type="float">
            <text:p>214667054</text:p>
          </table:table-cell>
          <table:table-cell office:value-type="string" calcext:value-type="string">
            <text:p>dna.200MB_bwt_10000_runl.out</text:p>
          </table:table-cell>
          <table:table-cell table:formula="of:=[.B26]/[.A26]" office:value-type="float" office:value="1.02361227989197" calcext:value-type="float">
            <text:p>1.023612279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8579960" calcext:value-type="float">
            <text:p>58579960</text:p>
          </table:table-cell>
          <table:table-cell office:value-type="string" calcext:value-type="string">
            <text:p>dna.200MB_bwt_1000_huff.out</text:p>
          </table:table-cell>
          <table:table-cell table:formula="of:=[.B27]/[.A27]" office:value-type="float" office:value="0.279331016540527" calcext:value-type="float">
            <text:p>0.2793310165</text:p>
          </table:table-cell>
          <table:table-cell/>
          <table:table-cell office:value-type="string" calcext:value-type="string">
            <text:p>DNA BWT HUFF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049066" calcext:value-type="float">
            <text:p>72049066</text:p>
          </table:table-cell>
          <table:table-cell office:value-type="string" calcext:value-type="string">
            <text:p>dna.200MB_bwt_1000_huff_runl.out</text:p>
          </table:table-cell>
          <table:table-cell table:formula="of:=[.B28]/[.A28]" office:value-type="float" office:value="0.343556718826294" calcext:value-type="float">
            <text:p>0.3435567188</text:p>
          </table:table-cell>
          <table:table-cell/>
          <table:table-cell office:value-type="string" calcext:value-type="string">
            <text:p>DNA_50MB</text:p>
          </table:table-cell>
          <table:table-cell table:formula="of:=[$Sheet1.$D$56]" office:value-type="float" office:value="0.276257476806641" calcext:value-type="float">
            <text:p>0.2762574768</text:p>
          </table:table-cell>
          <table:table-cell table:formula="of:=[$Sheet1.$D$49]" office:value-type="float" office:value="0.316257648468018" calcext:value-type="float">
            <text:p>0.3162576485</text:p>
          </table:table-cell>
          <table:table-cell table:formula="of:=[$Sheet1.$D$53]" office:value-type="float" office:value="0.284257678985596" calcext:value-type="float">
            <text:p>0.284257679</text:p>
          </table:table-cell>
          <table:table-cell table:formula="of:=[$Sheet1.$D$46]" office:value-type="float" office:value="0.280257663726807" calcext:value-type="float">
            <text:p>0.2802576637</text:p>
          </table:table-cell>
          <table:table-cell table:formula="of:=[$Sheet1.$D$43]" office:value-type="float" office:value="0.276657657623291" calcext:value-type="float">
            <text:p>0.276657657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7185227" calcext:value-type="float">
            <text:p>217185227</text:p>
          </table:table-cell>
          <table:table-cell office:value-type="string" calcext:value-type="string">
            <text:p>dna.200MB_bwt_1000_runl.out</text:p>
          </table:table-cell>
          <table:table-cell table:formula="of:=[.B29]/[.A29]" office:value-type="float" office:value="1.03561986446381" calcext:value-type="float">
            <text:p>1.0356198645</text:p>
          </table:table-cell>
          <table:table-cell/>
          <table:table-cell office:value-type="string" calcext:value-type="string">
            <text:p>DNA_100MB</text:p>
          </table:table-cell>
          <table:table-cell table:formula="of:=[$Sheet1.$D$18]" office:value-type="float" office:value="0.275667915344238" calcext:value-type="float">
            <text:p>0.2756679153</text:p>
          </table:table-cell>
          <table:table-cell table:formula="of:=[$Sheet1.$D$11]" office:value-type="float" office:value="0.315668001174927" calcext:value-type="float">
            <text:p>0.3156680012</text:p>
          </table:table-cell>
          <table:table-cell table:formula="of:=[$Sheet1.$D$15]" office:value-type="float" office:value="0.283668031692505" calcext:value-type="float">
            <text:p>0.2836680317</text:p>
          </table:table-cell>
          <table:table-cell table:formula="of:=[$Sheet1.$D$8]" office:value-type="float" office:value="0.279668016433716" calcext:value-type="float">
            <text:p>0.2796680164</text:p>
          </table:table-cell>
          <table:table-cell table:formula="of:=[$Sheet1.$D$5]" office:value-type="float" office:value="0.2760680103302" calcext:value-type="float">
            <text:p>0.276068010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66129704" calcext:value-type="float">
            <text:p>66129704</text:p>
          </table:table-cell>
          <table:table-cell office:value-type="string" calcext:value-type="string">
            <text:p>dna.200MB_bwt_100_huff.out</text:p>
          </table:table-cell>
          <table:table-cell table:formula="of:=[.B30]/[.A30]" office:value-type="float" office:value="0.315331001281738" calcext:value-type="float">
            <text:p>0.3153310013</text:p>
          </table:table-cell>
          <table:table-cell/>
          <table:table-cell office:value-type="string" calcext:value-type="string">
            <text:p>DNA_200MB</text:p>
          </table:table-cell>
          <table:table-cell table:formula="of:=[$Sheet1.$D$37]" office:value-type="float" office:value="0.275330958366394" calcext:value-type="float">
            <text:p>0.2753309584</text:p>
          </table:table-cell>
          <table:table-cell table:formula="of:=[$Sheet1.$D$30]" office:value-type="float" office:value="0.315331001281738" calcext:value-type="float">
            <text:p>0.3153310013</text:p>
          </table:table-cell>
          <table:table-cell table:formula="of:=[$Sheet1.$D$34]" office:value-type="float" office:value="0.28333101272583" calcext:value-type="float">
            <text:p>0.2833310127</text:p>
          </table:table-cell>
          <table:table-cell table:formula="of:=[$Sheet1.$D$27]" office:value-type="float" office:value="0.279331016540527" calcext:value-type="float">
            <text:p>0.2793310165</text:p>
          </table:table-cell>
          <table:table-cell table:formula="of:=[$Sheet1.$D$24]" office:value-type="float" office:value="0.275731010437012" calcext:value-type="float">
            <text:p>0.275731010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9740037" calcext:value-type="float">
            <text:p>79740037</text:p>
          </table:table-cell>
          <table:table-cell office:value-type="string" calcext:value-type="string">
            <text:p>dna.200MB_bwt_100_huff_runl.out</text:p>
          </table:table-cell>
          <table:table-cell table:formula="of:=[.B31]/[.A31]" office:value-type="float" office:value="0.38023012638092" calcext:value-type="float">
            <text:p>0.3802301264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21240029" calcext:value-type="float">
            <text:p>221240029</text:p>
          </table:table-cell>
          <table:table-cell office:value-type="string" calcext:value-type="string">
            <text:p>dna.200MB_bwt_100_runl.out</text:p>
          </table:table-cell>
          <table:table-cell table:formula="of:=[.B32]/[.A32]" office:value-type="float" office:value="1.05495466709137" calcext:value-type="float">
            <text:p>1.054954667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dna.200MB_bwt_500.out</text:p>
          </table:table-cell>
          <table:table-cell table:formula="of:=[.B33]/[.A33]" office:value-type="float" office:value="1.00800005912781" calcext:value-type="float">
            <text:p>1.008000059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9418820" calcext:value-type="float">
            <text:p>59418820</text:p>
          </table:table-cell>
          <table:table-cell office:value-type="string" calcext:value-type="string">
            <text:p>dna.200MB_bwt_500_huff.out</text:p>
          </table:table-cell>
          <table:table-cell table:formula="of:=[.B34]/[.A34]" office:value-type="float" office:value="0.28333101272583" calcext:value-type="float">
            <text:p>0.2833310127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922765" calcext:value-type="float">
            <text:p>72922765</text:p>
          </table:table-cell>
          <table:table-cell office:value-type="string" calcext:value-type="string">
            <text:p>dna.200MB_bwt_500_huff_runl.out</text:p>
          </table:table-cell>
          <table:table-cell table:formula="of:=[.B35]/[.A35]" office:value-type="float" office:value="0.347722840309143" calcext:value-type="float">
            <text:p>0.3477228403</text:p>
          </table:table-cell>
          <table:table-cell/>
          <table:table-cell office:value-type="string" calcext:value-type="string">
            <text:p>DNA_50MB</text:p>
          </table:table-cell>
          <table:table-cell table:formula="of:=[$Sheet1.$D$40]" office:value-type="float" office:value="1.04000019073486" calcext:value-type="float">
            <text:p>1.0400001907</text:p>
          </table:table-cell>
          <table:table-cell table:formula="of:=[$Sheet1.$D$52]" office:value-type="float" office:value="1.00800022125244" calcext:value-type="float">
            <text:p>1.0080002213</text:p>
          </table:table-cell>
          <table:table-cell table:formula="of:=[$Sheet1.$D$41]" office:value-type="float" office:value="1.00400020599365" calcext:value-type="float">
            <text:p>1.004000206</text:p>
          </table:table-cell>
          <table:table-cell table:formula="of:=[$Sheet1.$D$42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6312085" calcext:value-type="float">
            <text:p>216312085</text:p>
          </table:table-cell>
          <table:table-cell office:value-type="string" calcext:value-type="string">
            <text:p>dna.200MB_bwt_500_runl.out</text:p>
          </table:table-cell>
          <table:table-cell table:formula="of:=[.B36]/[.A36]" office:value-type="float" office:value="1.03145639896393" calcext:value-type="float">
            <text:p>1.031456399</text:p>
          </table:table-cell>
          <table:table-cell/>
          <table:table-cell office:value-type="string" calcext:value-type="string">
            <text:p>DNA_100MB</text:p>
          </table:table-cell>
          <table:table-cell table:formula="of:=[$Sheet1.$D$21]" office:value-type="float" office:value="1.04000004768372" calcext:value-type="float">
            <text:p>1.0400000477</text:p>
          </table:table-cell>
          <table:table-cell table:formula="of:=[$Sheet1.$D$33]" office:value-type="float" office:value="1.00800005912781" calcext:value-type="float">
            <text:p>1.0080000591</text:p>
          </table:table-cell>
          <table:table-cell table:formula="of:=[$Sheet1.$D$22]" office:value-type="float" office:value="1.00400006294251" calcext:value-type="float">
            <text:p>1.0040000629</text:p>
          </table:table-cell>
          <table:table-cell table:formula="of:=[$Sheet1.$D$23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7741087" calcext:value-type="float">
            <text:p>57741087</text:p>
          </table:table-cell>
          <table:table-cell office:value-type="string" calcext:value-type="string">
            <text:p>dna.200MB_huff.out</text:p>
          </table:table-cell>
          <table:table-cell table:formula="of:=[.B37]/[.A37]" office:value-type="float" office:value="0.275330958366394" calcext:value-type="float">
            <text:p>0.2753309584</text:p>
          </table:table-cell>
          <table:table-cell/>
          <table:table-cell office:value-type="string" calcext:value-type="string">
            <text:p>DNA_200MB</text:p>
          </table:table-cell>
          <table:table-cell table:formula="of:=[$Sheet1.$D$2]" office:value-type="float" office:value="1.04000009536743" calcext:value-type="float">
            <text:p>1.0400000954</text:p>
          </table:table-cell>
          <table:table-cell table:formula="of:=[$Sheet1.$D$14]" office:value-type="float" office:value="1.00800012588501" calcext:value-type="float">
            <text:p>1.0080001259</text:p>
          </table:table-cell>
          <table:table-cell table:formula="of:=[$Sheet1.$D$3]" office:value-type="float" office:value="1.00400011062622" calcext:value-type="float">
            <text:p>1.0040001106</text:p>
          </table:table-cell>
          <table:table-cell table:formula="of:=[$Sheet1.$D$4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276943" calcext:value-type="float">
            <text:p>72276943</text:p>
          </table:table-cell>
          <table:table-cell office:value-type="string" calcext:value-type="string">
            <text:p>dna.200MB_huff_runl.out</text:p>
          </table:table-cell>
          <table:table-cell table:formula="of:=[.B38]/[.A38]" office:value-type="float" office:value="0.344643321037292" calcext:value-type="float">
            <text:p>0.34464332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4103717" calcext:value-type="float">
            <text:p>214103717</text:p>
          </table:table-cell>
          <table:table-cell office:value-type="string" calcext:value-type="string">
            <text:p>dna.200MB_runl.out</text:p>
          </table:table-cell>
          <table:table-cell table:formula="of:=[.B39]/[.A39]" office:value-type="float" office:value="1.02092607975006" calcext:value-type="float">
            <text:p>1.020926079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dna.50MB_bwt_100.out</text:p>
          </table:table-cell>
          <table:table-cell table:formula="of:=[.B40]/[.A40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dna.50MB_bwt_1000.out</text:p>
          </table:table-cell>
          <table:table-cell table:formula="of:=[.B41]/[.A41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dna.50MB_bwt_10000.out</text:p>
          </table:table-cell>
          <table:table-cell table:formula="of:=[.B42]/[.A42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504829" calcext:value-type="float">
            <text:p>14504829</text:p>
          </table:table-cell>
          <table:table-cell office:value-type="string" calcext:value-type="string">
            <text:p>dna.50MB_bwt_10000_huff.out</text:p>
          </table:table-cell>
          <table:table-cell table:formula="of:=[.B43]/[.A43]" office:value-type="float" office:value="0.276657657623291" calcext:value-type="float">
            <text:p>0.276657657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7908769" calcext:value-type="float">
            <text:p>17908769</text:p>
          </table:table-cell>
          <table:table-cell office:value-type="string" calcext:value-type="string">
            <text:p>dna.50MB_bwt_10000_huff_runl.out</text:p>
          </table:table-cell>
          <table:table-cell table:formula="of:=[.B44]/[.A44]" office:value-type="float" office:value="0.341582660675049" calcext:value-type="float">
            <text:p>0.34158266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3654031" calcext:value-type="float">
            <text:p>53654031</text:p>
          </table:table-cell>
          <table:table-cell office:value-type="string" calcext:value-type="string">
            <text:p>dna.50MB_bwt_10000_runl.out</text:p>
          </table:table-cell>
          <table:table-cell table:formula="of:=[.B45]/[.A45]" office:value-type="float" office:value="1.0233694267273" calcext:value-type="float">
            <text:p>1.023369426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693573" calcext:value-type="float">
            <text:p>14693573</text:p>
          </table:table-cell>
          <table:table-cell office:value-type="string" calcext:value-type="string">
            <text:p>dna.50MB_bwt_1000_huff.out</text:p>
          </table:table-cell>
          <table:table-cell table:formula="of:=[.B46]/[.A46]" office:value-type="float" office:value="0.280257663726807" calcext:value-type="float">
            <text:p>0.280257663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049306" calcext:value-type="float">
            <text:p>18049306</text:p>
          </table:table-cell>
          <table:table-cell office:value-type="string" calcext:value-type="string">
            <text:p>dna.50MB_bwt_1000_huff_runl.out</text:p>
          </table:table-cell>
          <table:table-cell table:formula="of:=[.B47]/[.A47]" office:value-type="float" office:value="0.344263191223144" calcext:value-type="float">
            <text:p>0.344263191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294447" calcext:value-type="float">
            <text:p>54294447</text:p>
          </table:table-cell>
          <table:table-cell office:value-type="string" calcext:value-type="string">
            <text:p>dna.50MB_bwt_1000_runl.out</text:p>
          </table:table-cell>
          <table:table-cell table:formula="of:=[.B48]/[.A48]" office:value-type="float" office:value="1.03558439254761" calcext:value-type="float">
            <text:p>1.035584392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6581009" calcext:value-type="float">
            <text:p>16581009</text:p>
          </table:table-cell>
          <table:table-cell office:value-type="string" calcext:value-type="string">
            <text:p>dna.50MB_bwt_100_huff.out</text:p>
          </table:table-cell>
          <table:table-cell table:formula="of:=[.B49]/[.A49]" office:value-type="float" office:value="0.316257648468018" calcext:value-type="float">
            <text:p>0.316257648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9973169" calcext:value-type="float">
            <text:p>19973169</text:p>
          </table:table-cell>
          <table:table-cell office:value-type="string" calcext:value-type="string">
            <text:p>dna.50MB_bwt_100_huff_runl.out</text:p>
          </table:table-cell>
          <table:table-cell table:formula="of:=[.B50]/[.A50]" office:value-type="float" office:value="0.38095796585083" calcext:value-type="float">
            <text:p>0.380957965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909774" calcext:value-type="float">
            <text:p>54909774</text:p>
          </table:table-cell>
          <table:table-cell office:value-type="string" calcext:value-type="string">
            <text:p>dna.50MB_bwt_100_runl.out</text:p>
          </table:table-cell>
          <table:table-cell table:formula="of:=[.B51]/[.A51]" office:value-type="float" office:value="1.04732082366943" calcext:value-type="float">
            <text:p>1.047320823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dna.50MB_bwt_500.out</text:p>
          </table:table-cell>
          <table:table-cell table:formula="of:=[.B52]/[.A52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903289" calcext:value-type="float">
            <text:p>14903289</text:p>
          </table:table-cell>
          <table:table-cell office:value-type="string" calcext:value-type="string">
            <text:p>dna.50MB_bwt_500_huff.out</text:p>
          </table:table-cell>
          <table:table-cell table:formula="of:=[.B53]/[.A53]" office:value-type="float" office:value="0.284257678985596" calcext:value-type="float">
            <text:p>0.28425767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264808" calcext:value-type="float">
            <text:p>18264808</text:p>
          </table:table-cell>
          <table:table-cell office:value-type="string" calcext:value-type="string">
            <text:p>dna.50MB_bwt_500_huff_runl.out</text:p>
          </table:table-cell>
          <table:table-cell table:formula="of:=[.B54]/[.A54]" office:value-type="float" office:value="0.348373565673828" calcext:value-type="float">
            <text:p>0.348373565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078944" calcext:value-type="float">
            <text:p>54078944</text:p>
          </table:table-cell>
          <table:table-cell office:value-type="string" calcext:value-type="string">
            <text:p>dna.50MB_bwt_500_runl.out</text:p>
          </table:table-cell>
          <table:table-cell table:formula="of:=[.B55]/[.A55]" office:value-type="float" office:value="1.03147399902344" calcext:value-type="float">
            <text:p>1.031473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483848" calcext:value-type="float">
            <text:p>14483848</text:p>
          </table:table-cell>
          <table:table-cell office:value-type="string" calcext:value-type="string">
            <text:p>dna.50MB_huff.out</text:p>
          </table:table-cell>
          <table:table-cell table:formula="of:=[.B56]/[.A56]" office:value-type="float" office:value="0.276257476806641" calcext:value-type="float">
            <text:p>0.276257476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080073" calcext:value-type="float">
            <text:p>18080073</text:p>
          </table:table-cell>
          <table:table-cell office:value-type="string" calcext:value-type="string">
            <text:p>dna.50MB_huff_runl.out</text:p>
          </table:table-cell>
          <table:table-cell table:formula="of:=[.B57]/[.A57]" office:value-type="float" office:value="0.344850025177002" calcext:value-type="float">
            <text:p>0.344850025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3121984" calcext:value-type="float">
            <text:p>53121984</text:p>
          </table:table-cell>
          <table:table-cell office:value-type="string" calcext:value-type="string">
            <text:p>dna.50MB_runl.out</text:p>
          </table:table-cell>
          <table:table-cell table:formula="of:=[.B58]/[.A58]" office:value-type="float" office:value="1.01322143554688" calcext:value-type="float">
            <text:p>1.0132214355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linux </meta:initial-creator>
    <meta:creation-date>2016-06-30T12:01:26.964778616</meta:creation-date>
    <dc:date>2016-06-30T13:57:46.304170326</dc:date>
    <dc:creator>debianlinux </dc:creator>
    <meta:editing-duration>PT1H40M5S</meta:editing-duration>
    <meta:editing-cycles>41</meta:editing-cycles>
    <meta:generator>LibreOffice/4.3.3.2$Linux_X86_64 LibreOffice_project/430m0$Build-2</meta:generator>
    <meta:document-statistic meta:table-count="2" meta:cell-count="339" meta:object-count="0"/>
  </office:meta>
</office:document-meta>
</file>